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3c17b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3c17b" style:font-size-asian="9pt" style:language-asian="de" style:country-asian="DE" style:font-name-complex="Arial1" style:font-size-complex="9pt"/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6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9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rsid="00151b8f" officeooo:paragraph-rsid="00151b8f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T8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ehrveranstaltungszeugnis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Name</text:p>
            <text:p text:style-name="P10">##<text:span text:style-name="T4">Manfred </text:span>Kindl</text:p>
          </table:table-cell>
          <table:table-cell table:style-name="Tabelle1.B1" office:value-type="string">
            <text:p text:style-name="P13">Geburtsdatum</text:p>
            <text:p text:style-name="P14">##01.01.1980</text:p>
          </table:table-cell>
          <table:table-cell table:style-name="Tabelle1.B1" office:value-type="string">
            <text:p text:style-name="P11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3">Studienrichtung und Studiengang</text:p>
            <text:p text:style-name="P10">##<text:span text:style-name="T6">Bakkalaurest PTW</text:span></text:p>
          </table:table-cell>
          <table:covered-table-cell/>
          <table:table-cell table:style-name="Tabelle1.B1" office:value-type="string">
            <text:p text:style-name="P13"><text:span text:style-name="T7">Studienk</text:span>ennzahl</text:p>
            <text:p text:style-name="P15">#0014</text:p>
          </table:table-cell>
        </table:table-row>
      </table:table>
      <text:p text:style-name="P9"/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8">Semester</text:p>
          </table:table-cell>
          <table:table-cell table:style-name="Tabelle2.A1" office:value-type="string">
            <text:p text:style-name="P18">Lehrveranstaltung</text:p>
          </table:table-cell>
          <table:table-cell table:style-name="Tabelle2.A1" office:value-type="string">
            <text:p text:style-name="P18">Datum</text:p>
          </table:table-cell>
          <table:table-cell table:style-name="Tabelle2.A1" office:value-type="string">
            <text:p text:style-name="P18">Beurteilung</text:p>
          </table:table-cell>
          <table:table-cell table:style-name="Tabelle2.A1" office:value-type="string">
            <text:p text:style-name="P18">SWS</text:p>
          </table:table-cell>
          <table:table-cell table:style-name="Tabelle2.F1" office:value-type="string">
            <text:p text:style-name="P18">ECTS</text:p>
          </table:table-cell>
        </table:table-row>
        <table:table-row>
          <table:table-cell table:style-name="Tabelle2.A2" office:value-type="string">
            <text:p text:style-name="P17">##B1</text:p>
          </table:table-cell>
          <table:table-cell table:style-name="Tabelle2.B2" office:value-type="string">
            <text:p text:style-name="P17">##Einführung in die Psychotherapie</text:p>
          </table:table-cell>
          <table:table-cell table:style-name="Tabelle2.C2" office:value-type="string">
            <text:p text:style-name="P17">##10.10.2015</text:p>
          </table:table-cell>
          <table:table-cell table:style-name="Tabelle2.D2" office:value-type="string">
            <text:p text:style-name="P17">##1</text:p>
          </table:table-cell>
          <table:table-cell table:style-name="Tabelle2.E2" office:value-type="string">
            <text:p text:style-name="P17">##3</text:p>
          </table:table-cell>
          <table:table-cell table:style-name="Tabelle2.F2" office:value-type="string">
            <text:p text:style-name="P17">##4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6">Gilt auch ohne Unterschrift und Stempel</text:p>
          </table:table-cell>
        </table:table-row>
      </table:table>
      <text:p text:style-name="P7"><text:line-break/><text:bookmark-start text:name="__DdeLink__238_1100736952"/><text:span text:style-name="T8">Beurteilung: Sehr gut (1), Gut (2), Befriedigend (3), Genügend (4), Nicht genügend (5), anerkannt (ar), erfolgreich </text:span></text:p>
      <text:p text:style-name="P8">absolviert (ea)<text:bookmark-end text:name="__DdeLink__238_11007369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9</meta:editing-cycles>
    <meta:print-date>2010-06-07T12:32:00</meta:print-date>
    <meta:creation-date>2014-02-13T15:42:00</meta:creation-date>
    <dc:date>2015-12-21T07:46:33.614436907</dc:date>
    <meta:editing-duration>PT26M30S</meta:editing-duration>
    <meta:generator>LibreOffice/4.2.8.2$Linux_X86_64 LibreOffice_project/420m0$Build-2</meta:generator>
    <meta:document-statistic meta:table-count="3" meta:image-count="1" meta:object-count="0" meta:page-count="1" meta:paragraph-count="30" meta:word-count="64" meta:character-count="510" meta:non-whitespace-character-count="474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